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2pt" fo:font-weight="bold" style:font-size-asian="12pt" style:font-weight-asian="bold" style:font-size-complex="12pt" style:font-weight-complex="bold"/>
    </style:style>
    <style:style style:name="P2" style:family="paragraph" style:parent-style-name="Standard">
      <style:text-properties style:font-name="Liberation Serif" fo:font-size="12pt" style:font-size-asian="12pt" style:font-size-complex="12pt"/>
    </style:style>
    <style:style style:name="P3" style:family="paragraph" style:parent-style-name="Standard">
      <style:text-properties style:font-name="Liberation Serif" fo:font-size="12pt" officeooo:paragraph-rsid="001ba293" style:font-size-asian="12pt" style:font-size-complex="12pt"/>
    </style:style>
    <style:style style:name="P4" style:family="paragraph" style:parent-style-name="Standard">
      <style:text-properties style:font-name="Liberation Serif" fo:font-size="12pt" style:font-size-asian="12pt" style:font-size-complex="12pt"/>
    </style:style>
    <style:style style:name="P5" style:family="paragraph" style:parent-style-name="Standard" style:list-style-name="L1">
      <style:text-properties style:font-name="Liberation Serif" fo:font-size="12pt" style:font-size-asian="12pt" style:font-size-complex="12pt"/>
    </style:style>
    <style:style style:name="P6" style:family="paragraph" style:parent-style-name="Standard" style:list-style-name="L1">
      <style:text-properties style:font-name="Liberation Serif" fo:font-size="12pt" officeooo:paragraph-rsid="001ba293" style:font-size-asian="12pt" style:font-size-complex="12pt"/>
    </style:style>
    <style:style style:name="P7" style:family="paragraph" style:parent-style-name="Standard" style:list-style-name="L2">
      <style:text-properties style:font-name="Liberation Serif" fo:font-size="12pt" officeooo:paragraph-rsid="001c99bd" style:font-size-asian="12pt" style:font-size-complex="12pt"/>
    </style:style>
    <style:style style:name="P8" style:family="paragraph" style:parent-style-name="Standard" style:list-style-name="L2">
      <style:text-properties style:font-name="Liberation Serif" fo:font-size="12pt" officeooo:paragraph-rsid="001ba293" style:font-size-asian="12pt" style:font-size-complex="12pt"/>
    </style:style>
    <style:style style:name="P9" style:family="paragraph" style:parent-style-name="Standard" style:list-style-name="L3">
      <style:text-properties style:font-name="Liberation Serif" fo:font-size="12pt" style:font-size-asian="12pt" style:font-size-complex="12pt"/>
    </style:style>
    <style:style style:name="P10" style:family="paragraph" style:parent-style-name="Standard" style:list-style-name="L3">
      <style:text-properties style:font-name="Liberation Serif" fo:font-size="12pt" officeooo:paragraph-rsid="001ba293" style:font-size-asian="12pt" style:font-size-complex="12pt"/>
    </style:style>
    <style:style style:name="P11" style:family="paragraph" style:parent-style-name="Standard" style:list-style-name="L4">
      <style:text-properties style:font-name="Liberation Serif" fo:font-size="12pt" style:font-size-asian="12pt" style:font-size-complex="12pt"/>
    </style:style>
    <style:style style:name="P12" style:family="paragraph" style:parent-style-name="Standard" style:list-style-name="L5">
      <style:text-properties style:font-name="Liberation Serif" fo:font-size="12pt" officeooo:paragraph-rsid="001ba293" style:font-size-asian="12pt" style:font-size-complex="12pt"/>
    </style:style>
    <style:style style:name="P13" style:family="paragraph" style:parent-style-name="Standard" style:list-style-name="L6">
      <style:text-properties style:font-name="Liberation Serif" fo:font-size="12pt" officeooo:paragraph-rsid="001ba293" style:font-size-asian="12pt" style:font-size-complex="12pt"/>
    </style:style>
    <style:style style:name="P14" style:family="paragraph" style:parent-style-name="Standard" style:list-style-name="L7">
      <style:text-properties style:font-name="Liberation Serif" fo:font-size="12pt" style:font-size-asian="12pt" style:font-size-complex="12pt"/>
    </style:style>
    <style:style style:name="P15" style:family="paragraph" style:parent-style-name="Standard" style:list-style-name="L7">
      <style:text-properties style:font-name="Liberation Serif" fo:font-size="12pt" officeooo:paragraph-rsid="001ba293" style:font-size-asian="12pt" style:font-size-complex="12pt"/>
    </style:style>
    <style:style style:name="P16" style:family="paragraph" style:parent-style-name="Standard" style:list-style-name="L8">
      <style:text-properties style:font-name="Liberation Serif" fo:font-size="12pt" style:font-size-asian="12pt" style:font-size-complex="12pt"/>
    </style:style>
    <style:style style:name="P17" style:family="paragraph" style:parent-style-name="Standard" style:list-style-name="L8">
      <style:text-properties style:font-name="Liberation Serif" fo:font-size="12pt" officeooo:paragraph-rsid="001ba293" style:font-size-asian="12pt" style:font-size-complex="12pt"/>
    </style:style>
    <style:style style:name="P18" style:family="paragraph" style:parent-style-name="Standard" style:list-style-name="L9">
      <style:text-properties style:font-name="Liberation Serif" fo:font-size="12pt" officeooo:rsid="001fd4f5" officeooo:paragraph-rsid="001fd4f5" style:font-size-asian="12pt" style:font-size-complex="12pt"/>
    </style:style>
    <style:style style:name="P19" style:family="paragraph" style:parent-style-name="Standard" style:list-style-name="L10">
      <style:text-properties style:font-name="Liberation Serif" fo:font-size="12pt" officeooo:rsid="001fd4f5" officeooo:paragraph-rsid="001fd4f5" style:font-size-asian="12pt" style:font-size-complex="12pt"/>
    </style:style>
    <style:style style:name="P20" style:family="paragraph" style:parent-style-name="Standard" style:list-style-name="L10">
      <style:text-properties style:font-name="Liberation Serif" fo:font-size="12pt" officeooo:rsid="0020f12c" officeooo:paragraph-rsid="0020f12c" style:font-size-asian="12pt" style:font-size-complex="12pt"/>
    </style:style>
    <style:style style:name="P21" style:family="paragraph" style:parent-style-name="Standard" style:list-style-name="L11">
      <style:text-properties style:font-name="Liberation Serif" fo:font-size="12pt" officeooo:rsid="0020f12c" officeooo:paragraph-rsid="0020f12c" style:font-size-asian="12pt" style:font-size-complex="12pt"/>
    </style:style>
    <style:style style:name="P22" style:family="paragraph" style:parent-style-name="Standard" style:list-style-name="L1">
      <style:text-properties style:font-name="Liberation Serif" fo:font-size="12pt" officeooo:rsid="0020f12c" officeooo:paragraph-rsid="0020f12c" style:font-size-asian="12pt" style:font-size-complex="12pt"/>
    </style:style>
    <style:style style:name="P23" style:family="paragraph" style:parent-style-name="Standard" style:list-style-name="L12">
      <style:text-properties style:font-name="Liberation Serif" fo:font-size="12pt" officeooo:rsid="0020f12c" officeooo:paragraph-rsid="0020f12c" style:font-size-asian="12pt" style:font-size-complex="12pt"/>
    </style:style>
    <style:style style:name="P24" style:family="paragraph" style:parent-style-name="Standard" style:list-style-name="L13">
      <style:text-properties style:font-name="Liberation Serif" fo:font-size="12pt" officeooo:rsid="0020f12c" officeooo:paragraph-rsid="0020f12c" style:font-size-asian="12pt" style:font-size-complex="12pt"/>
    </style:style>
    <style:style style:name="P25" style:family="paragraph" style:parent-style-name="Standard" style:list-style-name="L14">
      <style:text-properties style:font-name="Liberation Serif" fo:font-size="12pt" officeooo:rsid="0020f12c" officeooo:paragraph-rsid="0020f12c" style:font-size-asian="12pt" style:font-size-complex="12pt"/>
    </style:style>
    <style:style style:name="P26" style:family="paragraph" style:parent-style-name="Standard" style:list-style-name="L15">
      <style:text-properties style:font-name="Liberation Serif" fo:font-size="12pt" officeooo:rsid="0020f12c" officeooo:paragraph-rsid="0020f12c" style:font-size-asian="12pt" style:font-size-complex="12pt"/>
    </style:style>
    <style:style style:name="P27" style:family="paragraph" style:parent-style-name="Standard" style:list-style-name="L16">
      <style:text-properties style:font-name="Liberation Serif" fo:font-size="12pt" officeooo:rsid="00218825" officeooo:paragraph-rsid="00218825" style:font-size-asian="12pt" style:font-size-complex="12pt"/>
    </style:style>
    <style:style style:name="P28" style:family="paragraph" style:parent-style-name="Standard" style:list-style-name="L17">
      <style:text-properties style:font-name="Liberation Serif" fo:font-size="12pt" officeooo:rsid="0022e4b4" officeooo:paragraph-rsid="0022e4b4" style:font-size-asian="12pt" style:font-size-complex="12pt"/>
    </style:style>
    <style:style style:name="P29" style:family="paragraph" style:parent-style-name="Standard" style:list-style-name="L18">
      <style:text-properties style:font-name="Liberation Serif" fo:font-size="12pt" officeooo:rsid="0022e4b4" officeooo:paragraph-rsid="0022e4b4" style:font-size-asian="12pt" style:font-size-complex="12pt"/>
    </style:style>
    <style:style style:name="P30" style:family="paragraph" style:parent-style-name="Standard" style:list-style-name="L19">
      <style:text-properties style:font-name="Liberation Serif" fo:font-size="12pt" officeooo:rsid="0022e4b4" officeooo:paragraph-rsid="0022e4b4" style:font-size-asian="12pt" style:font-size-complex="12pt"/>
    </style:style>
    <style:style style:name="P31" style:family="paragraph" style:parent-style-name="Standard">
      <style:text-properties style:font-name="Liberation Serif" fo:font-size="12pt" officeooo:rsid="0023bc77" style:font-size-asian="12pt" style:font-size-complex="12pt"/>
    </style:style>
    <style:style style:name="P32" style:family="paragraph" style:parent-style-name="Standard" style:list-style-name="L20">
      <style:text-properties style:font-name="Liberation Serif" fo:font-size="12pt" officeooo:rsid="0023bc77" officeooo:paragraph-rsid="0023bc77" style:font-size-asian="12pt" style:font-size-complex="12pt"/>
    </style:style>
    <style:style style:name="P33" style:family="paragraph" style:parent-style-name="Standard" style:list-style-name="L22">
      <style:text-properties style:font-name="Liberation Serif" fo:font-size="12pt" officeooo:rsid="0023bc77" officeooo:paragraph-rsid="0023bc77" style:font-size-asian="12pt" style:font-size-complex="12pt"/>
    </style:style>
    <style:style style:name="T1" style:family="text">
      <style:text-properties officeooo:rsid="001ba293"/>
    </style:style>
    <style:style style:name="T2" style:family="text">
      <style:text-properties fo:font-weight="bold" officeooo:rsid="001e3ed3" style:font-weight-asian="bold" style:font-weight-complex="bold"/>
    </style:style>
    <style:style style:name="T3" style:family="text">
      <style:text-properties fo:font-weight="bold" officeooo:rsid="0023bc77" style:font-weight-asian="bold" style:font-weight-complex="bold"/>
    </style:style>
    <style:style style:name="T4"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text:span>CTIVIDADES DE REPASO – TEMA 2 (EIE)</text:p>
      <text:p text:style-name="P2"/>
      <text:list xml:id="list2723683446" text:style-name="L1">
        <text:list-item>
          <text:p text:style-name="P6">Distingue si las siguientes situaciones corresponden al macroentorno o al microentorno de una empresa:</text:p>
        </text:list-item>
      </text:list>
      <text:list xml:id="list1377876687" text:style-name="L2">
        <text:list-item>
          <text:p text:style-name="P7">Según datos estadísticos oficiales, los beneficios de las empresas se han incrementado en un 20% como consecuencia de la recuperación económica tras la crisis. <text:span text:style-name="T2">Macroentorno.</text:span></text:p>
        </text:list-item>
        <text:list-item>
          <text:p text:style-name="P8">Una empresa competidora directa nuestra ha cerrado por jubilación. <text:span text:style-name="T2">Microentorno.</text:span></text:p>
        </text:list-item>
        <text:list-item>
          <text:p text:style-name="P8">Las autoridades han aprobado una reducción de las subvenciones empresariales en un 1%. <text:span text:style-name="T2">Macroentorno.</text:span></text:p>
        </text:list-item>
      </text:list>
      <text:p text:style-name="P3"/>
      <text:list xml:id="list94515404292396" text:continue-list="list2723683446" text:style-name="L1">
        <text:list-item>
          <text:p text:style-name="P5">Javier es dueño de un taller de reparación de vehículos en su localidad natal sin que hasta ahora haya habido competencia alguna que supusiera una amenaza para su negocio. Sin embargo, en la última semana, han abierto un nuevo taller que está ofreciendo descuentos por su reciente apertura, lo que ha provocado la disminución de su cuota de mercado.</text:p>
        </text:list-item>
      </text:list>
      <text:list xml:id="list2978127884" text:style-name="L3">
        <text:list-item>
          <text:p text:style-name="P9">¿Qué medidas podría tomar Javier para recuperar su cuota?</text:p>
        </text:list-item>
      </text:list>
      <text:list xml:id="list431421775" text:style-name="L9">
        <text:list-item>
          <text:list>
            <text:list-item>
              <text:p text:style-name="P18">Ofertas</text:p>
            </text:list-item>
          </text:list>
        </text:list-item>
      </text:list>
      <text:list xml:id="list94514965075628" text:continue-list="list2978127884" text:style-name="L3">
        <text:list-item>
          <text:p text:style-name="P10">¿Qué factores del entorno general crees que tienen mayor influencia en este tipo de negocio?</text:p>
        </text:list-item>
      </text:list>
      <text:list xml:id="list2009589518" text:style-name="L10">
        <text:list-item>
          <text:list>
            <text:list-item>
              <text:p text:style-name="P19">Localización </text:p>
            </text:list-item>
            <text:list-item>
              <text:p text:style-name="P20">Leyes ambientales</text:p>
            </text:list-item>
          </text:list>
        </text:list-item>
      </text:list>
      <text:list xml:id="list94515081250601" text:continue-list="list94514965075628" text:style-name="L3">
        <text:list-item>
          <text:p text:style-name="P10">¿Cómo crees que afectará la entrada de un nuevo competidor a algunos elementos del entorno específico, como clientes o proveedores? </text:p>
        </text:list-item>
      </text:list>
      <text:list xml:id="list729399976" text:style-name="L11">
        <text:list-item>
          <text:list>
            <text:list-item>
              <text:p text:style-name="P21">Tendrán más poder de negociación</text:p>
            </text:list-item>
          </text:list>
        </text:list-item>
      </text:list>
      <text:p text:style-name="P3"/>
      <text:list xml:id="list94515064267105" text:continue-list="list94515404292396" text:style-name="L1">
        <text:list-item>
          <text:p text:style-name="P5">El poder negociador de clientes y proveedores están en relación inversa a la rentabilidad del sector. Cita algún factor que intervenga en el poder negociador de clientes y proveedores.</text:p>
          <text:list>
            <text:list-header>
              <text:p text:style-name="P22">Cuando llega un rival económico a tu sector, los clientes van a obtener un mayor poder negociador, es decir, que pueden elegir más con más variedad, reduciendo así las probabilidades de que vayan a invertir su dinero en tu empresa</text:p>
            </text:list-header>
          </text:list>
        </text:list-item>
      </text:list>
      <text:p text:style-name="P2"/>
      <text:list xml:id="list94515660331992" text:continue-numbering="true" text:style-name="L1">
        <text:list-item>
          <text:p text:style-name="P6">Indica a qué áreas de una empresa corresponden las siguientes funciones:</text:p>
        </text:list-item>
      </text:list>
      <text:list xml:id="list1135914930" text:style-name="L4">
        <text:list-item>
          <text:p text:style-name="P11">Reclutar trabajadores mediante un proceso de selección.</text:p>
        </text:list-item>
      </text:list>
      <text:list xml:id="list3988257161" text:style-name="L12">
        <text:list-item>
          <text:list>
            <text:list-item>
              <text:p text:style-name="P23">Recursos humanos.</text:p>
            </text:list-item>
          </text:list>
        </text:list-item>
      </text:list>
      <text:list xml:id="list94516448888650" text:continue-list="list1135914930" text:style-name="L4">
        <text:list-item>
          <text:p text:style-name="P11">Pagar las facturas pendientes a los proveedores.</text:p>
        </text:list-item>
      </text:list>
      <text:list xml:id="list334991740" text:style-name="L13">
        <text:list-item>
          <text:list>
            <text:list-item>
              <text:p text:style-name="P24">Finanzas</text:p>
            </text:list-item>
          </text:list>
        </text:list-item>
      </text:list>
      <text:list xml:id="list94515651577716" text:continue-list="list94516448888650" text:style-name="L4">
        <text:list-item>
          <text:p text:style-name="P11">Realizar pruebas sobre la calidad del producto en el laboratorio de la empresa.</text:p>
        </text:list-item>
      </text:list>
      <text:list xml:id="list1278877532" text:style-name="L14">
        <text:list-item>
          <text:list>
            <text:list-item>
              <text:p text:style-name="P25">Producción</text:p>
            </text:list-item>
            <text:list-item>
              <text:p text:style-name="P25">I+D+I</text:p>
            </text:list-item>
          </text:list>
        </text:list-item>
      </text:list>
      <text:list xml:id="list94516542304617" text:continue-list="list94515651577716" text:style-name="L4">
        <text:list-item>
          <text:p text:style-name="P11">Planificar una campaña de publicidad en Internet.</text:p>
        </text:list-item>
      </text:list>
      <text:list xml:id="list719953112" text:style-name="L15">
        <text:list-item>
          <text:list>
            <text:list-item>
              <text:p text:style-name="P26">Marketing</text:p>
            </text:list-item>
          </text:list>
        </text:list-item>
      </text:list>
      <text:p text:style-name="P2"/>
      <text:list xml:id="list94516396980948" text:continue-list="list94515660331992" text:style-name="L1">
        <text:list-item>
          <text:p text:style-name="P5">Describe cuáles son las principales características de la empresa como sistema. ¿Por qué crees que es importante que la empresa se autocontrole?</text:p>
        </text:list-item>
      </text:list>
      <text:list xml:id="list2319100772" text:style-name="L16">
        <text:list-item>
          <text:p text:style-name="P27">Entrada de recursos, proceso de elaboración, salida de productos o servicios. <text:span text:style-name="T4">Elemento</text:span> de control.</text:p>
        </text:list-item>
      </text:list>
      <text:p text:style-name="P2"/>
      <text:p text:style-name="P2"/>
      <text:p text:style-name="P2"/>
      <text:p text:style-name="P2"/>
      <text:p text:style-name="P2"/>
      <text:p text:style-name="P2"/>
      <text:p text:style-name="P2"><text:soft-page-break/></text:p>
      <text:list xml:id="list94515189624832" text:continue-list="list94516396980948" text:style-name="L1">
        <text:list-item>
          <text:p text:style-name="P5">Determina en cada uno de los siguientes casos cuál sería el organigrama más apropiado y represéntalo:</text:p>
        </text:list-item>
      </text:list>
      <text:list xml:id="list751207620" text:style-name="L5">
        <text:list-item>
          <text:p text:style-name="P12">Una empresa ofrece sus servicios de asesoramiento a otras donde el trabajo en equipo es un elemento básico para su éxito.</text:p>
        </text:list-item>
      </text:list>
      <text:list xml:id="list996053603" text:style-name="L17">
        <text:list-item>
          <text:list>
            <text:list-item>
              <text:p text:style-name="P28">Organización horizontal. Organigrama radial.</text:p>
            </text:list-item>
          </text:list>
        </text:list-item>
      </text:list>
      <text:list xml:id="list94516167403836" text:continue-list="list751207620" text:style-name="L5">
        <text:list-item>
          <text:p text:style-name="P12">Se quiere indicar la importancia de las diferentes áreas funcionales o departamentos.</text:p>
        </text:list-item>
      </text:list>
      <text:list xml:id="list2421605152" text:style-name="L18">
        <text:list-item>
          <text:list>
            <text:list-item>
              <text:p text:style-name="P29">Organización horizontal. Organigrama horizontal.</text:p>
            </text:list-item>
          </text:list>
        </text:list-item>
      </text:list>
      <text:list xml:id="list94514674464304" text:continue-list="list94516167403836" text:style-name="L5">
        <text:list-item>
          <text:p text:style-name="P12">Dada la gran dimensión y complejidad de una empresa, resulta esencial definir muy bien los diferentes puestos, así como la cadena de autoridad.</text:p>
        </text:list-item>
      </text:list>
      <text:list xml:id="list463598678" text:style-name="L19">
        <text:list-item>
          <text:list>
            <text:list-item>
              <text:p text:style-name="P30">Organización vertical. Organigrama vertical.</text:p>
            </text:list-item>
          </text:list>
        </text:list-item>
      </text:list>
      <text:p text:style-name="P3"/>
      <text:list xml:id="list94516685945251" text:continue-list="list94515189624832" text:style-name="L1">
        <text:list-item>
          <text:p text:style-name="P5">Una determinada guardería, motivada por las necesidades sociales en el entorno de la educación ambiental, ha decidido incorporar en su empresa, además de las ya fijadas por los programas educativos, prácticas de respeto al medioambiente. ¿Cómo piensas que ha podido llevar a cabo estas prácticas?</text:p>
        </text:list-item>
      </text:list>
      <text:p text:style-name="P2"/>
      <text:list xml:id="list94515542629260" text:continue-numbering="true" text:style-name="L1">
        <text:list-item>
          <text:p text:style-name="P6">Elige dos empresas conocidas internacionalmente y busca su imagen corporativa:</text:p>
        </text:list-item>
      </text:list>
      <text:list xml:id="list471932386" text:style-name="L6">
        <text:list-item>
          <text:p text:style-name="P13">Analiza el símbolo, el logotipo y los colores que utilizan.</text:p>
        </text:list-item>
        <text:list-item>
          <text:p text:style-name="P13">¿Qué crees que quieren transmitir con esta imagen corporativa?</text:p>
        </text:list-item>
      </text:list>
      <text:p text:style-name="P3"/>
      <text:list xml:id="list94516584216991" text:continue-list="list94515542629260" text:style-name="L1">
        <text:list-item>
          <text:p text:style-name="P5">Una empresa que se dedica a la producción de calzado de lujo se plantea que los siguientes hechos, que se han producido a lo largo del ejercicio económico anterior, han incidido en la <text:span text:style-name="T1">d</text:span>isminución de los beneficios de la empresa, al ser lo hechos del entorno específico:</text:p>
        </text:list-item>
      </text:list>
      <text:p text:style-name="P2"/>
      <text:list xml:id="list3757524192" text:style-name="L7">
        <text:list-item>
          <text:p text:style-name="P14">El Banco Central Europeo ha incrementado los tipos de interés. <text:span text:style-name="T3">Macroentorno.</text:span></text:p>
        </text:list-item>
        <text:list-item>
          <text:p text:style-name="P14">Se incrementa el precio de la gasolina. <text:span text:style-name="T3">Macroentorno.</text:span></text:p>
        </text:list-item>
        <text:list-item>
          <text:p text:style-name="P15">Los salarios del sector zapatero se han incrementado en un 1%. <text:span text:style-name="T3">Microentorno.</text:span></text:p>
        </text:list-item>
        <text:list-item>
          <text:p text:style-name="P14">El mercado de trabajo se ha reformado disminuyendo las gratifiaciones por despido.</text:p>
        </text:list-item>
        <text:list-item>
          <text:p text:style-name="P14">Los curtidores han realizado una huelga de 2 meses subiendo los proveedores las pieles un 7%. <text:span text:style-name="T3">Microentorno</text:span></text:p>
        </text:list-item>
        <text:list-item>
          <text:p text:style-name="P14">El alquiler de las naves ha disminuido en 500.000€ anuales. <text:span text:style-name="T3">Macroentorno.</text:span></text:p>
        </text:list-item>
      </text:list>
      <text:p text:style-name="P31"/>
      <text:p text:style-name="P2"/>
      <text:p text:style-name="P2"><text:tab/>Se pide:</text:p>
      <text:list xml:id="list3764886080" text:style-name="L8">
        <text:list-item>
          <text:p text:style-name="P17">¿Es correcta la interpretación de la empresa del entorno específico? ¿Por qué? </text:p>
        </text:list-item>
      </text:list>
      <text:list xml:id="list806805391" text:style-name="L20">
        <text:list-item>
          <text:p text:style-name="P32">No, esta incluyendo interpretando elementos del macroentorno como si fuesen del microentorno.</text:p>
        </text:list-item>
      </text:list>
      <text:list xml:id="list94515892017387" text:continue-list="list3764886080" text:style-name="L8">
        <text:list-item>
          <text:p text:style-name="P16">¿Cuál de los hechos anteriores, del entorno específico, sí pueden incidir en la disminución de los beneficios y por qué?</text:p>
        </text:list-item>
      </text:list>
      <text:list xml:id="list1150993803" text:style-name="L22">
        <text:list-item>
          <text:p text:style-name="P33">Si, si aumenta el salario de un trabajador y el precio de las pieles tendrá que vender el producto final más caro y es posible que no lo compre la misma cantidad de gente.</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116-19 </meta:initial-creator>
    <meta:creation-date>2019-10-14T09:21:41.442233496</meta:creation-date>
    <dc:date>2019-10-16T09:45:11.604866065</dc:date>
    <dc:creator>I103-02 </dc:creator>
    <meta:editing-duration>PT10M27S</meta:editing-duration>
    <meta:editing-cycles>3</meta:editing-cycles>
    <meta:generator>LibreOffice/6.0.2.1.0$Linux_X86_64 LibreOffice_project/00m0$Build-1</meta:generator>
    <meta:document-statistic meta:table-count="0" meta:image-count="0" meta:object-count="0" meta:page-count="2" meta:paragraph-count="50" meta:word-count="740" meta:character-count="4559" meta:non-whitespace-character-count="3911"/>
  </office:meta>
</office:document-meta>
</file>